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000000"/>
      <style:text-properties fo:color="#800000"/>
    </style:style>
    <style:style style:name="ce4" style:family="table-cell" style:parent-style-name="Default">
      <style:table-cell-properties fo:background-color="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34.82pt" svg:height="293.05pt" svg:x="3.63pt" svg:y="147.43pt">
            <loext:p draw:notify-on-update-of-ranges="Sheet1.A7:Sheet1.A11 Sheet1.J6:Sheet1.J6 Sheet1.J7:Sheet1.J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37.65pt" svg:height="360.03pt" svg:x="0pt" svg:y="631.59pt">
            <loext:p draw:notify-on-update-of-ranges="Sheet1.B39:Sheet1.B49 Sheet1.J38:Sheet1.J38 Sheet1.J39:Sheet1.J4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38.45pt" svg:height="287.49pt" svg:x="0pt" svg:y="1119.74pt">
            <loext:p draw:notify-on-update-of-ranges="Sheet1.C83:Sheet1.C87 Sheet1.J82:Sheet1.J82 Sheet1.J83:Sheet1.J8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39.21pt" svg:height="329.9pt" svg:x="0pt" svg:y="1529.06pt">
            <loext:p draw:notify-on-update-of-ranges="Sheet1.F115:Sheet1.F119 Sheet1.J114:Sheet1.J114 Sheet1.J115:Sheet1.J11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Measurements Dynamicsystems Application</text:p>
          </table:table-cell>
          <table:table-cell table:style-name="ce1" table:number-columns-repeated="4"/>
          <table:table-cell table:number-columns-repeated="5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office:value-type="string" calcext:value-type="string">
            <text:p>Variable: Thread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OMP_NUM_THREADS=Threads ./dynamicsystems -n 100 -w 2000 -h 500 -A 2 -B 0.5 -S 16 -O 0</text:p>
          </table:table-cell>
          <table:table-cell table:number-columns-repeated="9"/>
        </table:table-row>
        <table:table-row table:style-name="ro2">
          <table:table-cell table:style-name="ce2" office:value-type="string" calcext:value-type="string">
            <text:p>Threads</text:p>
          </table:table-cell>
          <table:table-cell table:style-name="ce2" office:value-type="string" calcext:value-type="string">
            <text:p>Seedpoints</text:p>
          </table:table-cell>
          <table:table-cell table:style-name="ce2" office:value-type="string" calcext:value-type="string">
            <text:p>Iterations</text:p>
          </table:table-cell>
          <table:table-cell table:style-name="ce2" office:value-type="string" calcext:value-type="string">
            <text:p>Pixel_Alpha</text:p>
          </table:table-cell>
          <table:table-cell table:style-name="ce2" office:value-type="string" calcext:value-type="string">
            <text:p>Pixel_Beta</text:p>
          </table:table-cell>
          <table:table-cell table:style-name="ce2" office:value-type="string" calcext:value-type="string">
            <text:p>Num_Pixel</text:p>
          </table:table-cell>
          <table:table-cell table:style-name="ce2" office:value-type="string" calcext:value-type="string">
            <text:p>M1</text:p>
          </table:table-cell>
          <table:table-cell table:style-name="ce2" office:value-type="string" calcext:value-type="string">
            <text:p>M2</text:p>
          </table:table-cell>
          <table:table-cell table:style-name="ce2" office:value-type="string" calcext:value-type="string">
            <text:p>M3</text:p>
          </table:table-cell>
          <table:table-cell table:style-name="ce2" office:value-type="string" calcext:value-type="string">
            <text:p>seconds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table:formula="of:=[.D7]*[.E7]" office:value-type="float" office:value="1000000" calcext:value-type="float">
            <text:p>1000000</text:p>
          </table:table-cell>
          <table:table-cell office:value-type="float" office:value="7.96298" calcext:value-type="float">
            <text:p>7.96298</text:p>
          </table:table-cell>
          <table:table-cell office:value-type="float" office:value="8.78871" calcext:value-type="float">
            <text:p>8.78871</text:p>
          </table:table-cell>
          <table:table-cell office:value-type="float" office:value="7.90379" calcext:value-type="float">
            <text:p>7.90379</text:p>
          </table:table-cell>
          <table:table-cell table:formula="of:=AVERAGE([.G7:.I7])" office:value-type="float" office:value="8.21849333333333" calcext:value-type="float">
            <text:p>8.2184933333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table:formula="of:=[.D8]*[.E8]" office:value-type="float" office:value="1000000" calcext:value-type="float">
            <text:p>1000000</text:p>
          </table:table-cell>
          <table:table-cell office:value-type="float" office:value="4.16599" calcext:value-type="float">
            <text:p>4.16599</text:p>
          </table:table-cell>
          <table:table-cell office:value-type="float" office:value="4.172" calcext:value-type="float">
            <text:p>4.172</text:p>
          </table:table-cell>
          <table:table-cell office:value-type="float" office:value="4.13827" calcext:value-type="float">
            <text:p>4.13827</text:p>
          </table:table-cell>
          <table:table-cell table:formula="of:=AVERAGE([.G8:.I8])" office:value-type="float" office:value="4.15875333333333" calcext:value-type="float">
            <text:p>4.1587533333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table:formula="of:=[.D9]*[.E9]" office:value-type="float" office:value="1000000" calcext:value-type="float">
            <text:p>1000000</text:p>
          </table:table-cell>
          <table:table-cell office:value-type="float" office:value="2.1178" calcext:value-type="float">
            <text:p>2.1178</text:p>
          </table:table-cell>
          <table:table-cell office:value-type="float" office:value="2.11044" calcext:value-type="float">
            <text:p>2.11044</text:p>
          </table:table-cell>
          <table:table-cell office:value-type="float" office:value="2.12951" calcext:value-type="float">
            <text:p>2.12951</text:p>
          </table:table-cell>
          <table:table-cell table:formula="of:=AVERAGE([.G9:.I9])" office:value-type="float" office:value="2.11925" calcext:value-type="float">
            <text:p>2.11925</text:p>
          </table:table-cell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table:formula="of:=[.D10]*[.E10]" office:value-type="float" office:value="1000000" calcext:value-type="float">
            <text:p>1000000</text:p>
          </table:table-cell>
          <table:table-cell office:value-type="float" office:value="1.08683" calcext:value-type="float">
            <text:p>1.08683</text:p>
          </table:table-cell>
          <table:table-cell office:value-type="float" office:value="1.16514" calcext:value-type="float">
            <text:p>1.16514</text:p>
          </table:table-cell>
          <table:table-cell office:value-type="float" office:value="1.14703" calcext:value-type="float">
            <text:p>1.14703</text:p>
          </table:table-cell>
          <table:table-cell table:formula="of:=AVERAGE([.G10:.I10])" office:value-type="float" office:value="1.133" calcext:value-type="float">
            <text:p>1.133</text:p>
          </table:table-cell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table:formula="of:=[.D11]*[.E11]" office:value-type="float" office:value="1000000" calcext:value-type="float">
            <text:p>1000000</text:p>
          </table:table-cell>
          <table:table-cell office:value-type="float" office:value="1.05407" calcext:value-type="float">
            <text:p>1.05407</text:p>
          </table:table-cell>
          <table:table-cell office:value-type="float" office:value="1.04463" calcext:value-type="float">
            <text:p>1.04463</text:p>
          </table:table-cell>
          <table:table-cell office:value-type="float" office:value="1.07367" calcext:value-type="float">
            <text:p>1.07367</text:p>
          </table:table-cell>
          <table:table-cell table:formula="of:=AVERAGE([.G11:.I11])" office:value-type="float" office:value="1.05745666666667" calcext:value-type="float">
            <text:p>1.0574566667</text:p>
          </table:table-cell>
        </table:table-row>
        <table:table-row table:style-name="ro2" table:number-rows-repeated="23">
          <table:table-cell table:number-columns-repeated="10"/>
        </table:table-row>
        <table:table-row table:style-name="ro2">
          <table:table-cell table:style-name="ce3" table:number-columns-repeated="10"/>
        </table:table-row>
        <table:table-row table:style-name="ro2">
          <table:table-cell office:value-type="string" calcext:value-type="string">
            <text:p>Variable: Seedpoint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OMP_NUM_THREADS=8 ./dynamicsystems -n 100 -w 2000 -h 500 -A 2 -B 0.5 -S Seedpoints -O 0</text:p>
          </table:table-cell>
          <table:table-cell table:number-columns-repeated="9"/>
        </table:table-row>
        <table:table-row table:style-name="ro2">
          <table:table-cell table:style-name="ce2" office:value-type="string" calcext:value-type="string">
            <text:p>Threads</text:p>
          </table:table-cell>
          <table:table-cell table:style-name="ce2" office:value-type="string" calcext:value-type="string">
            <text:p>Seedpoints</text:p>
          </table:table-cell>
          <table:table-cell table:style-name="ce2" office:value-type="string" calcext:value-type="string">
            <text:p>Iterations</text:p>
          </table:table-cell>
          <table:table-cell table:style-name="ce2" office:value-type="string" calcext:value-type="string">
            <text:p>Pixel_Alpha</text:p>
          </table:table-cell>
          <table:table-cell table:style-name="ce2" office:value-type="string" calcext:value-type="string">
            <text:p>Pixel_Beta</text:p>
          </table:table-cell>
          <table:table-cell table:style-name="ce2" office:value-type="string" calcext:value-type="string">
            <text:p>Num_Pixel</text:p>
          </table:table-cell>
          <table:table-cell table:style-name="ce2" office:value-type="string" calcext:value-type="string">
            <text:p>M1</text:p>
          </table:table-cell>
          <table:table-cell table:style-name="ce2" office:value-type="string" calcext:value-type="string">
            <text:p>M2</text:p>
          </table:table-cell>
          <table:table-cell table:style-name="ce2" office:value-type="string" calcext:value-type="string">
            <text:p>M3</text:p>
          </table:table-cell>
          <table:table-cell table:style-name="ce2" office:value-type="string" calcext:value-type="string">
            <text:p>seconds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table:formula="of:=[.D39]*[.E39]" office:value-type="float" office:value="1000000" calcext:value-type="float">
            <text:p>1000000</text:p>
          </table:table-cell>
          <table:table-cell office:value-type="float" office:value="0.828603" calcext:value-type="float">
            <text:p>0.828603</text:p>
          </table:table-cell>
          <table:table-cell office:value-type="float" office:value="0.826766" calcext:value-type="float">
            <text:p>0.826766</text:p>
          </table:table-cell>
          <table:table-cell office:value-type="float" office:value="0.84048" calcext:value-type="float">
            <text:p>0.84048</text:p>
          </table:table-cell>
          <table:table-cell table:formula="of:=AVERAGE([.G39:.I39])" office:value-type="float" office:value="0.831949666666667" calcext:value-type="float">
            <text:p>0.831949666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table:formula="of:=[.D40]*[.E40]" office:value-type="float" office:value="1000000" calcext:value-type="float">
            <text:p>1000000</text:p>
          </table:table-cell>
          <table:table-cell office:value-type="float" office:value="1.16035" calcext:value-type="float">
            <text:p>1.16035</text:p>
          </table:table-cell>
          <table:table-cell office:value-type="float" office:value="1.17168" calcext:value-type="float">
            <text:p>1.17168</text:p>
          </table:table-cell>
          <table:table-cell office:value-type="float" office:value="1.18914" calcext:value-type="float">
            <text:p>1.18914</text:p>
          </table:table-cell>
          <table:table-cell table:formula="of:=AVERAGE([.G40:.I40])" office:value-type="float" office:value="1.17372333333333" calcext:value-type="float">
            <text:p>1.173723333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table:formula="of:=[.D41]*[.E41]" office:value-type="float" office:value="1000000" calcext:value-type="float">
            <text:p>1000000</text:p>
          </table:table-cell>
          <table:table-cell office:value-type="float" office:value="2.18756" calcext:value-type="float">
            <text:p>2.18756</text:p>
          </table:table-cell>
          <table:table-cell office:value-type="float" office:value="2.11922" calcext:value-type="float">
            <text:p>2.11922</text:p>
          </table:table-cell>
          <table:table-cell office:value-type="float" office:value="2.11584" calcext:value-type="float">
            <text:p>2.11584</text:p>
          </table:table-cell>
          <table:table-cell table:formula="of:=AVERAGE([.G41:.I41])" office:value-type="float" office:value="2.14087333333333" calcext:value-type="float">
            <text:p>2.140873333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table:formula="of:=[.D42]*[.E42]" office:value-type="float" office:value="1000000" calcext:value-type="float">
            <text:p>1000000</text:p>
          </table:table-cell>
          <table:table-cell office:value-type="float" office:value="0.928097" calcext:value-type="float">
            <text:p>0.928097</text:p>
          </table:table-cell>
          <table:table-cell office:value-type="float" office:value="0.944786" calcext:value-type="float">
            <text:p>0.944786</text:p>
          </table:table-cell>
          <table:table-cell office:value-type="float" office:value="0.912562" calcext:value-type="float">
            <text:p>0.912562</text:p>
          </table:table-cell>
          <table:table-cell table:formula="of:=AVERAGE([.G42:.I42])" office:value-type="float" office:value="0.928481666666667" calcext:value-type="float">
            <text:p>0.928481666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table:formula="of:=[.D43]*[.E43]" office:value-type="float" office:value="1000000" calcext:value-type="float">
            <text:p>1000000</text:p>
          </table:table-cell>
          <table:table-cell office:value-type="float" office:value="1.75427" calcext:value-type="float">
            <text:p>1.75427</text:p>
          </table:table-cell>
          <table:table-cell office:value-type="float" office:value="1.7803" calcext:value-type="float">
            <text:p>1.7803</text:p>
          </table:table-cell>
          <table:table-cell office:value-type="float" office:value="1.74309" calcext:value-type="float">
            <text:p>1.74309</text:p>
          </table:table-cell>
          <table:table-cell table:formula="of:=AVERAGE([.G43:.I43])" office:value-type="float" office:value="1.75922" calcext:value-type="float">
            <text:p>1.75922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table:formula="of:=[.D44]*[.E44]" office:value-type="float" office:value="1000000" calcext:value-type="float">
            <text:p>1000000</text:p>
          </table:table-cell>
          <table:table-cell office:value-type="float" office:value="1.19596" calcext:value-type="float">
            <text:p>1.19596</text:p>
          </table:table-cell>
          <table:table-cell office:value-type="float" office:value="1.16955" calcext:value-type="float">
            <text:p>1.16955</text:p>
          </table:table-cell>
          <table:table-cell office:value-type="float" office:value="1.18012" calcext:value-type="float">
            <text:p>1.18012</text:p>
          </table:table-cell>
          <table:table-cell table:formula="of:=AVERAGE([.G44:.I44])" office:value-type="float" office:value="1.18187666666667" calcext:value-type="float">
            <text:p>1.181876666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table:formula="of:=[.D45]*[.E45]" office:value-type="float" office:value="1000000" calcext:value-type="float">
            <text:p>1000000</text:p>
          </table:table-cell>
          <table:table-cell office:value-type="float" office:value="4.62895" calcext:value-type="float">
            <text:p>4.62895</text:p>
          </table:table-cell>
          <table:table-cell office:value-type="float" office:value="4.63495" calcext:value-type="float">
            <text:p>4.63495</text:p>
          </table:table-cell>
          <table:table-cell office:value-type="float" office:value="4.65255" calcext:value-type="float">
            <text:p>4.65255</text:p>
          </table:table-cell>
          <table:table-cell table:formula="of:=AVERAGE([.G45:.I45])" office:value-type="float" office:value="4.63881666666667" calcext:value-type="float">
            <text:p>4.638816666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table:formula="of:=[.D46]*[.E46]" office:value-type="float" office:value="1000000" calcext:value-type="float">
            <text:p>1000000</text:p>
          </table:table-cell>
          <table:table-cell office:value-type="float" office:value="2.13501" calcext:value-type="float">
            <text:p>2.13501</text:p>
          </table:table-cell>
          <table:table-cell office:value-type="float" office:value="2.1552" calcext:value-type="float">
            <text:p>2.1552</text:p>
          </table:table-cell>
          <table:table-cell office:value-type="float" office:value="2.11339" calcext:value-type="float">
            <text:p>2.11339</text:p>
          </table:table-cell>
          <table:table-cell table:formula="of:=AVERAGE([.G46:.I46])" office:value-type="float" office:value="2.13453333333333" calcext:value-type="float">
            <text:p>2.134533333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table:formula="of:=[.D47]*[.E47]" office:value-type="float" office:value="1000000" calcext:value-type="float">
            <text:p>1000000</text:p>
          </table:table-cell>
          <table:table-cell office:value-type="float" office:value="4.06679" calcext:value-type="float">
            <text:p>4.06679</text:p>
          </table:table-cell>
          <table:table-cell office:value-type="float" office:value="4.04364" calcext:value-type="float">
            <text:p>4.04364</text:p>
          </table:table-cell>
          <table:table-cell office:value-type="float" office:value="4.04112" calcext:value-type="float">
            <text:p>4.04112</text:p>
          </table:table-cell>
          <table:table-cell table:formula="of:=AVERAGE([.G47:.I47])" office:value-type="float" office:value="4.05051666666667" calcext:value-type="float">
            <text:p>4.050516666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table:formula="of:=[.D48]*[.E48]" office:value-type="float" office:value="1000000" calcext:value-type="float">
            <text:p>1000000</text:p>
          </table:table-cell>
          <table:table-cell office:value-type="float" office:value="4.04094" calcext:value-type="float">
            <text:p>4.04094</text:p>
          </table:table-cell>
          <table:table-cell office:value-type="float" office:value="4.03257" calcext:value-type="float">
            <text:p>4.03257</text:p>
          </table:table-cell>
          <table:table-cell office:value-type="float" office:value="4.02184" calcext:value-type="float">
            <text:p>4.02184</text:p>
          </table:table-cell>
          <table:table-cell table:formula="of:=AVERAGE([.G48:.I48])" office:value-type="float" office:value="4.03178333333333" calcext:value-type="float">
            <text:p>4.031783333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table:formula="of:=[.D49]*[.E49]" office:value-type="float" office:value="1000000" calcext:value-type="float">
            <text:p>1000000</text:p>
          </table:table-cell>
          <table:table-cell office:value-type="float" office:value="7.99356" calcext:value-type="float">
            <text:p>7.99356</text:p>
          </table:table-cell>
          <table:table-cell office:value-type="float" office:value="8.17144" calcext:value-type="float">
            <text:p>8.17144</text:p>
          </table:table-cell>
          <table:table-cell office:value-type="float" office:value="8.19092" calcext:value-type="float">
            <text:p>8.19092</text:p>
          </table:table-cell>
          <table:table-cell table:formula="of:=AVERAGE([.G49:.I49])" office:value-type="float" office:value="8.11864" calcext:value-type="float">
            <text:p>8.11864</text:p>
          </table:table-cell>
        </table:table-row>
        <table:table-row table:style-name="ro2" table:number-rows-repeated="29">
          <table:table-cell table:number-columns-repeated="10"/>
        </table:table-row>
        <table:table-row table:style-name="ro2">
          <table:table-cell table:style-name="ce4" table:number-columns-repeated="10"/>
        </table:table-row>
        <table:table-row table:style-name="ro2">
          <table:table-cell office:value-type="string" calcext:value-type="string">
            <text:p>Variable: Iterations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OMP_NUM_THREADS=8 ./dynamicsystems -n 100 -w 2000 -h 500 -A 2 -B 0.5 -S Seedpoints -O 0</text:p>
          </table:table-cell>
          <table:table-cell table:number-columns-repeated="9"/>
        </table:table-row>
        <table:table-row table:style-name="ro2">
          <table:table-cell table:style-name="ce2" office:value-type="string" calcext:value-type="string">
            <text:p>Threads</text:p>
          </table:table-cell>
          <table:table-cell table:style-name="ce2" office:value-type="string" calcext:value-type="string">
            <text:p>Seedpoints</text:p>
          </table:table-cell>
          <table:table-cell table:style-name="ce2" office:value-type="string" calcext:value-type="string">
            <text:p>Iterations</text:p>
          </table:table-cell>
          <table:table-cell table:style-name="ce2" office:value-type="string" calcext:value-type="string">
            <text:p>Pixel_Alpha</text:p>
          </table:table-cell>
          <table:table-cell table:style-name="ce2" office:value-type="string" calcext:value-type="string">
            <text:p>Pixel_Beta</text:p>
          </table:table-cell>
          <table:table-cell table:style-name="ce2" office:value-type="string" calcext:value-type="string">
            <text:p>Num_Pixel</text:p>
          </table:table-cell>
          <table:table-cell table:style-name="ce2" office:value-type="string" calcext:value-type="string">
            <text:p>M1</text:p>
          </table:table-cell>
          <table:table-cell table:style-name="ce2" office:value-type="string" calcext:value-type="string">
            <text:p>M2</text:p>
          </table:table-cell>
          <table:table-cell table:style-name="ce2" office:value-type="string" calcext:value-type="string">
            <text:p>M3</text:p>
          </table:table-cell>
          <table:table-cell table:style-name="ce2" office:value-type="string" calcext:value-type="string">
            <text:p>seconds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table:formula="of:=[.D83]*[.E83]" office:value-type="float" office:value="1000000" calcext:value-type="float">
            <text:p>1000000</text:p>
          </table:table-cell>
          <table:table-cell office:value-type="float" office:value="1.1677" calcext:value-type="float">
            <text:p>1.1677</text:p>
          </table:table-cell>
          <table:table-cell office:value-type="float" office:value="1.16991" calcext:value-type="float">
            <text:p>1.16991</text:p>
          </table:table-cell>
          <table:table-cell office:value-type="float" office:value="1.14303" calcext:value-type="float">
            <text:p>1.14303</text:p>
          </table:table-cell>
          <table:table-cell table:formula="of:=AVERAGE([.G83:.I83])" office:value-type="float" office:value="1.16021333333333" calcext:value-type="float">
            <text:p>1.160213333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200" calcext:value-type="float">
            <text:p>2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table:formula="of:=[.D84]*[.E84]" office:value-type="float" office:value="1000000" calcext:value-type="float">
            <text:p>1000000</text:p>
          </table:table-cell>
          <table:table-cell office:value-type="float" office:value="2.27762" calcext:value-type="float">
            <text:p>2.27762</text:p>
          </table:table-cell>
          <table:table-cell office:value-type="float" office:value="2.20038" calcext:value-type="float">
            <text:p>2.20038</text:p>
          </table:table-cell>
          <table:table-cell office:value-type="float" office:value="2.1719" calcext:value-type="float">
            <text:p>2.1719</text:p>
          </table:table-cell>
          <table:table-cell table:formula="of:=AVERAGE([.G84:.I84])" office:value-type="float" office:value="2.21663333333333" calcext:value-type="float">
            <text:p>2.2166333333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400" calcext:value-type="float">
            <text:p>4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table:formula="of:=[.D85]*[.E85]" office:value-type="float" office:value="1000000" calcext:value-type="float">
            <text:p>1000000</text:p>
          </table:table-cell>
          <table:table-cell office:value-type="float" office:value="4.29666" calcext:value-type="float">
            <text:p>4.29666</text:p>
          </table:table-cell>
          <table:table-cell office:value-type="float" office:value="4.28499" calcext:value-type="float">
            <text:p>4.28499</text:p>
          </table:table-cell>
          <table:table-cell office:value-type="float" office:value="4.24217" calcext:value-type="float">
            <text:p>4.24217</text:p>
          </table:table-cell>
          <table:table-cell table:formula="of:=AVERAGE([.G85:.I85])" office:value-type="float" office:value="4.27460666666667" calcext:value-type="float">
            <text:p>4.274606666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800" calcext:value-type="float">
            <text:p>8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table:formula="of:=[.D86]*[.E86]" office:value-type="float" office:value="1000000" calcext:value-type="float">
            <text:p>1000000</text:p>
          </table:table-cell>
          <table:table-cell office:value-type="float" office:value="8.48417" calcext:value-type="float">
            <text:p>8.48417</text:p>
          </table:table-cell>
          <table:table-cell office:value-type="float" office:value="8.41812" calcext:value-type="float">
            <text:p>8.41812</text:p>
          </table:table-cell>
          <table:table-cell office:value-type="float" office:value="8.43846" calcext:value-type="float">
            <text:p>8.43846</text:p>
          </table:table-cell>
          <table:table-cell table:formula="of:=AVERAGE([.G86:.I86])" office:value-type="float" office:value="8.44691666666667" calcext:value-type="float">
            <text:p>8.4469166667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1600" calcext:value-type="float">
            <text:p>16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table:formula="of:=[.D87]*[.E87]" office:value-type="float" office:value="1000000" calcext:value-type="float">
            <text:p>1000000</text:p>
          </table:table-cell>
          <table:table-cell office:value-type="float" office:value="16.7232" calcext:value-type="float">
            <text:p>16.7232</text:p>
          </table:table-cell>
          <table:table-cell office:value-type="float" office:value="16.7632" calcext:value-type="float">
            <text:p>16.7632</text:p>
          </table:table-cell>
          <table:table-cell office:value-type="float" office:value="16.784" calcext:value-type="float">
            <text:p>16.784</text:p>
          </table:table-cell>
          <table:table-cell table:formula="of:=AVERAGE([.G87:.I87])" office:value-type="float" office:value="16.7568" calcext:value-type="float">
            <text:p>16.7568</text:p>
          </table:table-cell>
        </table:table-row>
        <table:table-row table:style-name="ro2" table:number-rows-repeated="23">
          <table:table-cell table:number-columns-repeated="10"/>
        </table:table-row>
        <table:table-row table:style-name="ro2">
          <table:table-cell table:style-name="ce4" table:number-columns-repeated="10"/>
        </table:table-row>
        <table:table-row table:style-name="ro2">
          <table:table-cell office:value-type="string" calcext:value-type="string">
            <text:p>Variable: Pixel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OMP_NUM_THREADS=8 ./dynamicsystems -n 100 -w Pixel_Alpha -h Pixel_Beta -A 2 -B 0.5 -S Seedpoints -O 0</text:p>
          </table:table-cell>
          <table:table-cell table:number-columns-repeated="9"/>
        </table:table-row>
        <table:table-row table:style-name="ro2">
          <table:table-cell table:style-name="ce2" office:value-type="string" calcext:value-type="string">
            <text:p>Threads</text:p>
          </table:table-cell>
          <table:table-cell table:style-name="ce2" office:value-type="string" calcext:value-type="string">
            <text:p>Seedpoints</text:p>
          </table:table-cell>
          <table:table-cell table:style-name="ce2" office:value-type="string" calcext:value-type="string">
            <text:p>Iterations</text:p>
          </table:table-cell>
          <table:table-cell table:style-name="ce2" office:value-type="string" calcext:value-type="string">
            <text:p>Pixel_Alpha</text:p>
          </table:table-cell>
          <table:table-cell table:style-name="ce2" office:value-type="string" calcext:value-type="string">
            <text:p>Pixel_Beta</text:p>
          </table:table-cell>
          <table:table-cell table:style-name="ce2" office:value-type="string" calcext:value-type="string">
            <text:p>Num_Pixel</text:p>
          </table:table-cell>
          <table:table-cell table:style-name="ce2" office:value-type="string" calcext:value-type="string">
            <text:p>M1</text:p>
          </table:table-cell>
          <table:table-cell table:style-name="ce2" office:value-type="string" calcext:value-type="string">
            <text:p>M2</text:p>
          </table:table-cell>
          <table:table-cell table:style-name="ce2" office:value-type="string" calcext:value-type="string">
            <text:p>M3</text:p>
          </table:table-cell>
          <table:table-cell table:style-name="ce2" office:value-type="string" calcext:value-type="string">
            <text:p>seconds</text:p>
          </table:table-cell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250" calcext:value-type="float">
            <text:p>250</text:p>
          </table:table-cell>
          <table:table-cell table:style-name="ce2" table:formula="of:=[.D115]*[.E115]" office:value-type="float" office:value="250000" calcext:value-type="float">
            <text:p>250000</text:p>
          </table:table-cell>
          <table:table-cell office:value-type="float" office:value="0.277734" calcext:value-type="float">
            <text:p>0.277734</text:p>
          </table:table-cell>
          <table:table-cell office:value-type="float" office:value="0.260001" calcext:value-type="float">
            <text:p>0.260001</text:p>
          </table:table-cell>
          <table:table-cell office:value-type="float" office:value="0.250089" calcext:value-type="float">
            <text:p>0.250089</text:p>
          </table:table-cell>
          <table:table-cell table:formula="of:=AVERAGE([.G115:.I115])" office:value-type="float" office:value="0.262608" calcext:value-type="float">
            <text:p>0.262608</text:p>
          </table:table-cell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table:style-name="ce2" table:formula="of:=[.D116]*[.E116]" office:value-type="float" office:value="1000000" calcext:value-type="float">
            <text:p>1000000</text:p>
          </table:table-cell>
          <table:table-cell office:value-type="float" office:value="0.961004" calcext:value-type="float">
            <text:p>0.961004</text:p>
          </table:table-cell>
          <table:table-cell office:value-type="float" office:value="0.917231" calcext:value-type="float">
            <text:p>0.917231</text:p>
          </table:table-cell>
          <table:table-cell office:value-type="float" office:value="0.914721" calcext:value-type="float">
            <text:p>0.914721</text:p>
          </table:table-cell>
          <table:table-cell table:formula="of:=AVERAGE([.G116:.I116])" office:value-type="float" office:value="0.930985333333333" calcext:value-type="float">
            <text:p>0.9309853333</text:p>
          </table:table-cell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4000" calcext:value-type="float">
            <text:p>4000</text:p>
          </table:table-cell>
          <table:table-cell office:value-type="float" office:value="1000" calcext:value-type="float">
            <text:p>1000</text:p>
          </table:table-cell>
          <table:table-cell table:style-name="ce2" table:formula="of:=[.D117]*[.E117]" office:value-type="float" office:value="4000000" calcext:value-type="float">
            <text:p>4000000</text:p>
          </table:table-cell>
          <table:table-cell office:value-type="float" office:value="3.51269" calcext:value-type="float">
            <text:p>3.51269</text:p>
          </table:table-cell>
          <table:table-cell office:value-type="float" office:value="3.50321" calcext:value-type="float">
            <text:p>3.50321</text:p>
          </table:table-cell>
          <table:table-cell office:value-type="float" office:value="3.54546" calcext:value-type="float">
            <text:p>3.54546</text:p>
          </table:table-cell>
          <table:table-cell table:formula="of:=AVERAGE([.G117:.I117])" office:value-type="float" office:value="3.52045333333333" calcext:value-type="float">
            <text:p>3.5204533333</text:p>
          </table:table-cell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8000" calcext:value-type="float">
            <text:p>8000</text:p>
          </table:table-cell>
          <table:table-cell office:value-type="float" office:value="2000" calcext:value-type="float">
            <text:p>2000</text:p>
          </table:table-cell>
          <table:table-cell table:style-name="ce2" table:formula="of:=[.D118]*[.E118]" office:value-type="float" office:value="16000000" calcext:value-type="float">
            <text:p>16000000</text:p>
          </table:table-cell>
          <table:table-cell office:value-type="float" office:value="14.1157" calcext:value-type="float">
            <text:p>14.1157</text:p>
          </table:table-cell>
          <table:table-cell office:value-type="float" office:value="13.9153" calcext:value-type="float">
            <text:p>13.9153</text:p>
          </table:table-cell>
          <table:table-cell office:value-type="float" office:value="13.9455" calcext:value-type="float">
            <text:p>13.9455</text:p>
          </table:table-cell>
          <table:table-cell table:formula="of:=AVERAGE([.G118:.I118])" office:value-type="float" office:value="13.9921666666667" calcext:value-type="float">
            <text:p>13.9921666667</text:p>
          </table:table-cell>
        </table:table-row>
        <table:table-row table:style-name="ro2">
          <table:table-cell table:number-columns-repeated="2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6000" calcext:value-type="float">
            <text:p>16000</text:p>
          </table:table-cell>
          <table:table-cell office:value-type="float" office:value="4000" calcext:value-type="float">
            <text:p>4000</text:p>
          </table:table-cell>
          <table:table-cell table:style-name="ce2" table:formula="of:=[.D119]*[.E119]" office:value-type="float" office:value="64000000" calcext:value-type="float">
            <text:p>64000000</text:p>
          </table:table-cell>
          <table:table-cell office:value-type="float" office:value="56.9686" calcext:value-type="float">
            <text:p>56.9686</text:p>
          </table:table-cell>
          <table:table-cell office:value-type="float" office:value="55.4828" calcext:value-type="float">
            <text:p>55.4828</text:p>
          </table:table-cell>
          <table:table-cell office:value-type="float" office:value="55.493" calcext:value-type="float">
            <text:p>55.493</text:p>
          </table:table-cell>
          <table:table-cell table:formula="of:=AVERAGE([.G119:.I119])" office:value-type="float" office:value="55.9814666666667" calcext:value-type="float">
            <text:p>55.9814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/00/0000</text:date>, <text:time style:data-style-name="N2" text:time-value="16:41:03.3246614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1T15:04:59.722387140</meta:creation-date>
    <dc:date>2018-01-21T16:43:15.563762273</dc:date>
    <meta:editing-duration>PT50M11S</meta:editing-duration>
    <meta:editing-cycles>15</meta:editing-cycles>
    <meta:generator>LibreOffice/5.1.6.2$Linux_X86_64 LibreOffice_project/10m0$Build-2</meta:generator>
    <meta:document-statistic meta:table-count="1" meta:cell-count="30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396cm" svg:height="10.339cm" xlink:href=".." xlink:type="simple" chart:class="chart:scatter" chart:style-name="ch1">
        <chart:plot-area chart:style-name="ch2" table:cell-range-address="Sheet1.A7:Sheet1.A11 Sheet1.J6:Sheet1.J11" chart:data-source-has-labels="row" svg:x="1.458cm" svg:y="0.206cm" svg:width="20.491cm" svg:height="8.946cm">
          <chartooo:coordinate-region svg:x="1.894cm" svg:y="0.405cm" svg:width="19.868cm" svg:height="8.1cm"/>
          <chart:axis chart:dimension="x" chart:name="primary-x" chart:style-name="ch3">
            <chart:title svg:x="11.05cm" svg:y="9.358cm" chart:style-name="ch4">
              <text:p>Threads</text:p>
            </chart:title>
            <chart:grid chart:style-name="ch5" chart:class="major"/>
          </chart:axis>
          <chart:axis chart:dimension="y" chart:name="primary-y" chart:style-name="ch3">
            <chart:title svg:x="0.451cm" svg:y="5.371cm" chart:style-name="ch6">
              <text:p>Seconds</text:p>
            </chart:title>
            <chart:grid chart:style-name="ch5" chart:class="major"/>
          </chart:axis>
          <chart:series chart:style-name="ch7" chart:values-cell-range-address="Sheet1.J7:Sheet1.J11" chart:label-cell-address="Sheet1.J6:Sheet1.J6" chart:class="chart:scatter">
            <chart:domain table:cell-range-address="Sheet1.A7:Sheet1.A11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econds</text:p>
                <draw:g>
                  <svg:desc>Sheet1.J6:Sheet1.J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7:Sheet1.A11</svg:desc>
                </draw:g>
              </table:table-cell>
              <table:table-cell office:value-type="float" office:value="8.21849333333333">
                <text:p>8.21849333333333</text:p>
                <draw:g>
                  <svg:desc>Sheet1.J7:Sheet1.J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.15875333333333">
                <text:p>4.15875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.11925">
                <text:p>2.119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.133">
                <text:p>1.1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.05745666666667">
                <text:p>1.05745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496cm" svg:height="12.702cm" xlink:href=".." xlink:type="simple" chart:class="chart:scatter" chart:style-name="ch1">
        <chart:plot-area chart:style-name="ch2" table:cell-range-address="Sheet1.B39:Sheet1.B49 Sheet1.J38:Sheet1.J49" chart:data-source-has-labels="row" svg:x="1.46cm" svg:y="0.254cm" svg:width="20.587cm" svg:height="11.213cm">
          <chartooo:coordinate-region svg:x="1.896cm" svg:y="0.453cm" svg:width="19.872cm" svg:height="10.367cm"/>
          <chart:axis chart:dimension="x" chart:name="primary-x" chart:style-name="ch3">
            <chart:title svg:x="10.876cm" svg:y="11.721cm" chart:style-name="ch4">
              <text:p>Seedpoints</text:p>
            </chart:title>
            <chart:grid chart:style-name="ch5" chart:class="major"/>
          </chart:axis>
          <chart:axis chart:dimension="y" chart:name="primary-y" chart:style-name="ch3">
            <chart:title svg:x="0.451cm" svg:y="6.552cm" chart:style-name="ch6">
              <text:p>Seconds</text:p>
            </chart:title>
            <chart:grid chart:style-name="ch5" chart:class="major"/>
          </chart:axis>
          <chart:series chart:style-name="ch7" chart:values-cell-range-address="Sheet1.J39:Sheet1.J49" chart:label-cell-address="Sheet1.J38:Sheet1.J38" chart:class="chart:scatter">
            <chart:domain table:cell-range-address="Sheet1.B39:Sheet1.B49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seconds</text:p>
                <draw:g>
                  <svg:desc>Sheet1.J38:Sheet1.J3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39:Sheet1.B49</svg:desc>
                </draw:g>
              </table:table-cell>
              <table:table-cell office:value-type="float" office:value="0.831949666666667">
                <text:p>0.831949666666667</text:p>
                <draw:g>
                  <svg:desc>Sheet1.J39:Sheet1.J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17372333333333">
                <text:p>1.17372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.14087333333333">
                <text:p>2.14087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928481666666667">
                <text:p>0.928481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.75922">
                <text:p>1.759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.18187666666667">
                <text:p>1.18187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">
                <text:p>23</text:p>
              </table:table-cell>
              <table:table-cell office:value-type="float" office:value="4.63881666666667">
                <text:p>4.63881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">
                <text:p>32</text:p>
              </table:table-cell>
              <table:table-cell office:value-type="float" office:value="2.13453333333333">
                <text:p>2.1345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4.05051666666667">
                <text:p>4.05051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4">
                <text:p>64</text:p>
              </table:table-cell>
              <table:table-cell office:value-type="float" office:value="4.03178333333333">
                <text:p>4.03178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8.11864">
                <text:p>8.118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524cm" svg:height="10.143cm" xlink:href=".." xlink:type="simple" chart:class="chart:scatter" chart:style-name="ch1">
        <chart:plot-area chart:style-name="ch2" table:cell-range-address="Sheet1.C83:Sheet1.C87 Sheet1.J82:Sheet1.J87" chart:data-source-has-labels="row" svg:x="1.461cm" svg:y="0.202cm" svg:width="20.613cm" svg:height="8.758cm">
          <chartooo:coordinate-region svg:x="1.897cm" svg:y="0.401cm" svg:width="19.62cm" svg:height="7.912cm"/>
          <chart:axis chart:dimension="x" chart:name="primary-x" chart:style-name="ch3">
            <chart:title svg:x="11.048cm" svg:y="9.162cm" chart:style-name="ch4">
              <text:p>Iterations</text:p>
            </chart:title>
            <chart:grid chart:style-name="ch5" chart:class="major"/>
          </chart:axis>
          <chart:axis chart:dimension="y" chart:name="primary-y" chart:style-name="ch3">
            <chart:title svg:x="0.451cm" svg:y="5.273cm" chart:style-name="ch6">
              <text:p>Seconds</text:p>
            </chart:title>
            <chart:grid chart:style-name="ch5" chart:class="major"/>
          </chart:axis>
          <chart:series chart:style-name="ch7" chart:values-cell-range-address="Sheet1.J83:Sheet1.J87" chart:label-cell-address="Sheet1.J82:Sheet1.J82" chart:class="chart:scatter">
            <chart:domain table:cell-range-address="Sheet1.C83:Sheet1.C87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econds</text:p>
                <draw:g>
                  <svg:desc>Sheet1.J82:Sheet1.J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C83:Sheet1.C87</svg:desc>
                </draw:g>
              </table:table-cell>
              <table:table-cell office:value-type="float" office:value="1.16021333333333">
                <text:p>1.16021333333333</text:p>
                <draw:g>
                  <svg:desc>Sheet1.J83:Sheet1.J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2.21663333333333">
                <text:p>2.2166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4.27460666666667">
                <text:p>4.27460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">
                <text:p>800</text:p>
              </table:table-cell>
              <table:table-cell office:value-type="float" office:value="8.44691666666667">
                <text:p>8.44691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0">
                <text:p>1600</text:p>
              </table:table-cell>
              <table:table-cell office:value-type="float" office:value="16.7568">
                <text:p>16.75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551cm" svg:height="11.639cm" xlink:href=".." xlink:type="simple" chart:class="chart:scatter" chart:style-name="ch1">
        <chart:plot-area chart:style-name="ch2" table:cell-range-address="Sheet1.F115:Sheet1.F119 Sheet1.J114:Sheet1.J119" chart:data-source-has-labels="row" svg:x="1.462cm" svg:y="0.232cm" svg:width="20.638cm" svg:height="10.194cm">
          <chartooo:coordinate-region svg:x="2.083cm" svg:y="0.431cm" svg:width="19.274cm" svg:height="9.348cm"/>
          <chart:axis chart:dimension="x" chart:name="primary-x" chart:style-name="ch3">
            <chart:title svg:x="11.367cm" svg:y="10.658cm" chart:style-name="ch4">
              <text:p>Pixel</text:p>
            </chart:title>
            <chart:grid chart:style-name="ch5" chart:class="major"/>
          </chart:axis>
          <chart:axis chart:dimension="y" chart:name="primary-y" chart:style-name="ch3">
            <chart:title svg:x="0.451cm" svg:y="6.021cm" chart:style-name="ch6">
              <text:p>Seconds</text:p>
            </chart:title>
            <chart:grid chart:style-name="ch5" chart:class="major"/>
          </chart:axis>
          <chart:series chart:style-name="ch7" chart:values-cell-range-address="Sheet1.J115:Sheet1.J119" chart:label-cell-address="Sheet1.J114:Sheet1.J114" chart:class="chart:scatter">
            <chart:domain table:cell-range-address="Sheet1.F115:Sheet1.F119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seconds</text:p>
                <draw:g>
                  <svg:desc>Sheet1.J114:Sheet1.J1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0000">
                <text:p>250000</text:p>
                <draw:g>
                  <svg:desc>Sheet1.F115:Sheet1.F119</svg:desc>
                </draw:g>
              </table:table-cell>
              <table:table-cell office:value-type="float" office:value="0.262608">
                <text:p>0.262608</text:p>
                <draw:g>
                  <svg:desc>Sheet1.J115:Sheet1.J1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0">
                <text:p>1000000</text:p>
              </table:table-cell>
              <table:table-cell office:value-type="float" office:value="0.930985333333333">
                <text:p>0.930985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0000">
                <text:p>4000000</text:p>
              </table:table-cell>
              <table:table-cell office:value-type="float" office:value="3.52045333333333">
                <text:p>3.52045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00000">
                <text:p>16000000</text:p>
              </table:table-cell>
              <table:table-cell office:value-type="float" office:value="13.9921666666667">
                <text:p>13.9921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000000">
                <text:p>64000000</text:p>
              </table:table-cell>
              <table:table-cell office:value-type="float" office:value="55.9814666666667">
                <text:p>55.98146666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